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3" svg:font-family="FreeSans" style:font-family-generic="swiss"/>
    <style:font-face style:name="UkrainianTextBook" svg:font-family="UkrainianTextBook, Arial" style:font-family-generic="swiss"/>
    <style:font-face style:name="Journal" svg:font-family="Journal, 'Times New Roman'" style:font-pitch="variable"/>
    <style:font-face style:name="Droid Sans Fallback1" svg:font-family="'Droid Sans Fallback'" style:font-family-generic="roman" style:font-pitch="variable"/>
    <style:font-face style:name="FreeSans1" svg:font-family="FreeSans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2" svg:font-family="FreeSans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ffffff" fo:language="zxx" fo:country="none" style:language-asian="zxx" style:country-asian="non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Footer">
      <style:paragraph-properties fo:text-align="center" style:justify-single-word="false">
        <style:tab-stops>
          <style:tab-stop style:position="9.313cm" style:type="center"/>
          <style:tab-stop style:position="10.49cm"/>
          <style:tab-stop style:position="16.501cm" style:type="right"/>
          <style:tab-stop style:position="18.415cm" style:type="right"/>
        </style:tab-stops>
      </style:paragraph-properties>
    </style:style>
    <style:style style:name="P6" style:family="paragraph" style:parent-style-name="Footer">
      <style:paragraph-properties fo:text-align="center" style:justify-single-word="false">
        <style:tab-stops>
          <style:tab-stop style:position="9.313cm" style:type="center"/>
          <style:tab-stop style:position="10.49cm"/>
          <style:tab-stop style:position="16.501cm" style:type="right"/>
          <style:tab-stop style:position="18.415cm" style:type="right"/>
        </style:tab-stops>
      </style:paragraph-properties>
      <style:text-properties fo:font-size="13pt" fo:language="uk" fo:country="UA" style:font-size-asian="13pt" style:font-size-complex="13pt"/>
    </style:style>
    <style:style style:name="P7" style:family="paragraph" style:parent-style-name="Footer">
      <style:text-properties fo:color="#ffffff" fo:language="en" fo:country="US"/>
    </style:style>
    <style:style style:name="P8" style:family="paragraph" style:parent-style-name="Footer">
      <style:paragraph-properties fo:margin-left="0cm" fo:margin-right="-0.252cm" fo:text-align="end" style:justify-single-word="false" fo:text-indent="0cm" style:auto-text-indent="false">
        <style:tab-stops>
          <style:tab-stop style:position="9.313cm" style:type="center"/>
          <style:tab-stop style:position="10.49cm"/>
          <style:tab-stop style:position="16.722cm" style:type="right"/>
          <style:tab-stop style:position="18.002cm" style:type="right"/>
        </style:tab-stops>
      </style:paragraph-properties>
      <style:text-properties fo:language="uk" fo:country="UA"/>
    </style:style>
    <style:style style:name="P9" style:family="paragraph" style:parent-style-name="Standard">
      <style:paragraph-properties fo:margin-left="1.251cm" fo:margin-right="0.501cm" fo:line-height="150%" fo:text-align="justify" style:justify-single-word="false" fo:text-indent="1.289cm" style:auto-text-indent="false"/>
      <style:text-properties fo:font-size="14pt" fo:language="uk" fo:country="UA" style:font-size-asian="14pt" style:font-size-complex="14pt"/>
    </style:style>
    <style:style style:name="P10" style:family="paragraph" style:parent-style-name="Standard">
      <style:paragraph-properties fo:margin-left="1.251cm" fo:margin-right="0.501cm" fo:line-height="150%" fo:text-align="justify" style:justify-single-word="false" fo:text-indent="1.289cm" style:auto-text-indent="false"/>
      <style:text-properties fo:font-size="14pt" fo:language="en" fo:country="US" style:font-size-asian="14pt" style:font-size-complex="14pt"/>
    </style:style>
    <style:style style:name="P11" style:family="paragraph" style:parent-style-name="Standard" style:master-page-name="Standard">
      <style:paragraph-properties fo:margin-left="0cm" fo:margin-right="0cm" fo:line-height="150%" fo:text-align="center" style:justify-single-word="false" fo:text-indent="1.251cm" style:auto-text-indent="false" style:page-number="36"/>
      <style:text-properties fo:font-size="14pt" style:font-size-asian="14pt" style:font-size-complex="14pt"/>
    </style:style>
    <style:style style:name="P12" style:family="paragraph" style:parent-style-name="Standard">
      <style:paragraph-properties fo:margin-left="1.251cm" fo:margin-right="0.501cm" fo:line-height="150%" fo:text-align="justify" style:justify-single-word="false" fo:text-indent="1.289cm" style:auto-text-indent="false"/>
      <style:text-properties fo:font-size="14pt" fo:language="uk" fo:country="UA" style:font-size-asian="14pt" style:font-size-complex="14pt"/>
    </style:style>
    <style:style style:name="P13" style:family="paragraph">
      <style:paragraph-properties style:text-autospace="none"/>
    </style:style>
    <style:style style:name="P14" style:family="paragraph">
      <style:paragraph-properties style:text-autospace="none" style:writing-mode="lr-tb"/>
    </style:style>
    <style:style style:name="P15" style:family="paragraph">
      <style:paragraph-properties fo:text-align="center" style:text-autospace="none"/>
    </style:style>
    <style:style style:name="P16" style:family="paragraph">
      <style:paragraph-properties fo:text-align="center" style:text-autospace="none" style:writing-mode="lr-tb"/>
    </style:style>
    <style:style style:name="P17" style:family="paragraph">
      <style:paragraph-properties style:writing-mode="lr-tb"/>
    </style:style>
    <style:style style:name="P18" style:family="paragraph">
      <style:paragraph-properties fo:text-align="center" style:writing-mode="lr-tb"/>
    </style:style>
    <style:style style:name="T1" style:family="text">
      <style:text-properties fo:color="#000000" style:font-name="Arial" fo:font-size="10pt" style:font-size-asian="10pt" style:font-name-complex="Arial"/>
    </style:style>
    <style:style style:name="T2" style:family="text">
      <style:text-properties fo:font-size="13pt" fo:language="uk" fo:country="UA" style:font-size-asian="13pt" style:font-size-complex="13pt"/>
    </style:style>
    <style:style style:name="T3" style:family="text">
      <style:text-properties fo:font-size="12.5pt" style:font-size-asian="12.5pt" style:font-size-complex="12.5pt"/>
    </style:style>
    <style:style style:name="T4" style:family="text">
      <style:text-properties fo:font-size="12.5pt" fo:language="uk" fo:country="UA" style:font-size-asian="12.5pt" style:font-size-complex="12.5pt"/>
    </style:style>
    <style:style style:name="T5" style:family="text">
      <style:text-properties fo:language="uk" fo:country="UA"/>
    </style:style>
    <style:style style:name="T6" style:family="text">
      <style:text-properties fo:language="uk" fo:country="UA" fo:font-weight="bold" style:font-weight-asian="bold" style:font-weight-complex="bold"/>
    </style:style>
    <style:style style:name="T7" style:family="text">
      <style:text-properties style:use-window-font-color="true" style:font-name="Times New Roman" fo:font-size="9pt" fo:language="ru" fo:country="RU" style:font-name-asian="Times New Roman" style:font-size-asian="9pt" style:font-name-complex="Times New Roman" style:font-size-complex="9pt" style:language-complex="ar" style:country-complex="SA"/>
    </style:style>
    <style:style style:name="T8" style:family="text">
      <style:text-properties style:use-window-font-color="true" style:font-name="Arial" fo:font-size="9pt" fo:language="ru" fo:country="RU" style:font-name-asian="Times New Roman" style:font-size-asian="9pt" style:font-name-complex="Arial" style:font-size-complex="9pt" style:language-complex="ar" style:country-complex="SA"/>
    </style:style>
    <style:style style:name="T9" style:family="text">
      <style:text-properties style:use-window-font-color="true" style:font-name="Times New Roman" fo:font-size="8pt" fo:language="ru" fo:country="RU" style:font-name-asian="Times New Roman" style:font-size-asian="8pt" style:font-name-complex="Times New Roman" style:font-size-complex="9pt" style:language-complex="ar" style:country-complex="SA"/>
    </style:style>
    <style:style style:name="fr1" style:family="graphic" style:parent-style-name="Frame">
      <style:graphic-properties style:wrap="dynamic" style:number-wrapped-paragraphs="1" style:vertical-pos="from-top" style:vertical-rel="paragraph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gr1" style:family="graphic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draw:auto-grow-width="false" fo:padding-top="0.035cm" fo:padding-bottom="0.035cm" fo:padding-left="0.035cm" fo:padding-right="0.035cm" fo:wrap-option="wrap" style:run-through="background"/>
    </style:style>
    <style:style style:name="gr3" style:family="graphic">
      <style:graphic-properties draw:stroke="solid" svg:stroke-width="0.062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-2-</text:p>
      <text:p text:style-name="P9">Програмний модуль забезпечує виконання лексичного та синтаксичного аналізу, побудову ПОЛІЗу та його виконання.</text:p>
      <text:p text:style-name="P9">Програмний модуль містить такі змінні і константи для лексичного розбору:</text:p>
      <text:p text:style-name="P10"><text:span text:style-name="T5">Клас </text:span><text:span text:style-name="T6">Parser</text:span><text:span text:style-name="T5"> - текстовий парсер </text:span></text:p>
      <text:p text:style-name="P9">public List&lt;string&gt; RealLines - масив вхідних рядків </text:p>
      <text:p text:style-name="P9">public string ReadFile(string path) - функція зчитування файлу </text:p>
      <text:p text:style-name="P9">private List&lt;char&gt; Separators() - повертає список розділювачів </text:p>
      <text:p text:style-name="P9">private List&lt;string&gt; SplitBySpace(string source, List&lt;char&gt;separators) - виконує обробку тексту програми, на виході видає масив рядкових значень </text:p>
      <text:p text:style-name="P9">private List&lt;List&lt;string&gt;&gt; LexemsListWithLines(List&lt;string&gt; source) - на вхід приймає масив рядкових значень, на виході подає подвійний масив рядкових значень, розділених за рядками </text:p>
      <text:p text:style-name="P9"/>
      <text:p text:style-name="P10"><text:span text:style-name="T5">Клас </text:span><text:span text:style-name="T6">LexemAnalyzer</text:span><text:span text:style-name="T5"> - лексичний аналізатор </text:span></text:p>
      <text:p text:style-name="P9">private bool isConst(string value) - перевіряє рядок на відповідність константі </text:p>
      <text:p text:style-name="P9">private void AnalyzeConst(string value) - аналізує константу </text:p>
      <text:p text:style-name="P9">private void ValidateID(string value) - перевіряє правильність назви ідентифікатора </text:p>
      <text:p text:style-name="P9">private void InsertNewID(string value) - додає новий ідентифікатор </text:p>
      <text:p text:style-name="P9">private void ProcessExistID(string value) - аналізує існуючий ідентифікатор </text:p>
      <text:p text:style-name="P9">private void AnalyzeID(string value) - аналізує ідентифікатор </text:p>
      <text:p text:style-name="P9">private int IndexOfOperation(string value) - повертає номер лексеми в її таблиці </text:p>
      <text:p text:style-name="P9"><text:soft-page-break/>public void AnalyzeWithDoubleList(List&lt;List&lt;string&gt;&gt; parsedList) - виконує лексичний аналіз подвійного масиву рядків, які прийшли з текстового парсера. </text:p>
      <text:p text:style-name="P9"/>
      <text:p text:style-name="P10"><text:span text:style-name="T5">Клас </text:span><text:span text:style-name="T6">Lexem</text:span><text:span text:style-name="T5"> - одна лексема </text:span></text:p>
      <text:p text:style-name="P9">public int LineNumber - номер рядку, де вказана лексема </text:p>
      <text:p text:style-name="P9">public string Command - значення лексеми </text:p>
      <text:p text:style-name="P9">public int Key - номер лексеми в таблиці лексем </text:p>
      <text:p text:style-name="P9">public int Value - для ілентифікаторів та констант - значення змінної </text:p>
      <text:p text:style-name="P9"/>
      <text:p text:style-name="P10"><text:span text:style-name="T5">Клас </text:span><text:span text:style-name="T6">Variable</text:span><text:span text:style-name="T5"> - змінна </text:span></text:p>
      <text:p text:style-name="P9">public int Adress - адреса змінної (її номер в таблиці ідентифікаторів) </text:p>
      <text:p text:style-name="P9">public string Name - назва змінної (її ідентифікатор) </text:p>
      <text:p text:style-name="P9">public int Value - її числове значення </text:p>
      <text:p text:style-name="P9"/>
      <text:p text:style-name="P10"><text:span text:style-name="T5">Клас </text:span><text:span text:style-name="T6">LexemList</text:span><text:span text:style-name="T5"> - сховище лексем </text:span></text:p>
      <text:p text:style-name="P9">public List&lt;string&gt; Grammar - список лексем в таблиці лексем </text:p>
      <text:p text:style-name="P9">public HashSet&lt;Variable&gt; IDs - список змінних </text:p>
      <text:p text:style-name="P9">public List&lt;string&gt; Consts - список констант </text:p>
      <text:p text:style-name="P9">public List&lt;Lexem&gt; <text:s/>Lexems - список лексем </text:p>
      <text:p text:style-name="P9">Функції оновлення, що викликаються після лексичного аналізу: </text:p>
      <text:p text:style-name="P9">public void UpdateLexems(List&lt;Lexem&gt; lexems) - оновлює список лексем </text:p>
      <text:p text:style-name="P9">public void UpdateIDs(List&lt;string&gt; IDs) - генерує змінні відповідно таблиці ідентифікаторів </text:p>
      <text:p text:style-name="P9">public void UpdateConsts(List&lt;string&gt; consts) - оновлює константи </text:p>
      <text:p text:style-name="P9">public Variable VariableWithName(string name) - повертає змінну за її ідентифікатором (використовується класом Lexem)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3" svg:font-family="FreeSans" style:font-family-generic="swiss"/>
    <style:font-face style:name="UkrainianTextBook" svg:font-family="UkrainianTextBook, Arial" style:font-family-generic="swiss"/>
    <style:font-face style:name="Journal" svg:font-family="Journal, 'Times New Roman'" style:font-pitch="variable"/>
    <style:font-face style:name="Droid Sans Fallback1" svg:font-family="'Droid Sans Fallback'" style:font-family-generic="roman" style:font-pitch="variable"/>
    <style:font-face style:name="FreeSans1" svg:font-family="FreeSans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2" svg:font-family="FreeSans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uk" fo:country="UA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Arial" fo:font-size="10pt" fo:language="uk" fo:country="UA" style:font-size-asian="10pt" style:font-name-complex="Arial" style:font-size-complex="10pt"/>
    </style:style>
    <style:style style:name="List" style:family="paragraph" style:parent-style-name="Text_20_body" style:class="list">
      <style:text-properties style:font-size-asian="12pt" style:font-name-complex="FreeSans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cm" fo:margin-right="0cm" fo:margin-top="0cm" fo:margin-bottom="0cm" fo:text-align="justify" style:justify-single-word="false" fo:orphans="0" fo:widows="0" fo:text-indent="0.893cm" style:auto-text-indent="false" fo:keep-with-next="always">
        <style:tab-stops>
          <style:tab-stop style:position="3.81cm"/>
        </style:tab-stops>
      </style:paragraph-properties>
      <style:text-properties style:font-name="Georgia" fo:font-size="18pt" fo:language="uk" fo:country="UA" style:font-size-asian="18pt" style:font-name-complex="Ari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0.635cm" fo:margin-right="0cm" fo:margin-top="0cm" fo:margin-bottom="0cm" fo:text-indent="0cm" style:auto-text-indent="false" fo:keep-with-next="always"/>
      <style:text-properties style:font-name="Arial" fo:language="en" fo:country="US" fo:font-weight="bold" style:font-weight-asian="bold" style:font-name-complex="Arial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="100%" fo:margin-left="0cm" fo:margin-right="0cm" fo:margin-top="0cm" fo:margin-bottom="0cm" fo:line-height="140%" fo:text-align="justify" style:justify-single-word="false" fo:text-indent="1.501cm" style:auto-text-indent="false" fo:keep-with-next="always">
        <style:tab-stops>
          <style:tab-stop style:position="2.251cm"/>
        </style:tab-stops>
      </style:paragraph-properties>
      <style:text-properties fo:text-transform="uppercase" style:font-name="Arial" fo:font-size="16pt" fo:font-weight="bold" style:font-size-asian="16pt" style:font-weight-asian="bold" style:font-name-complex="Ari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="100%" fo:margin-left="0.635cm" fo:margin-right="0cm" fo:margin-top="0cm" fo:margin-bottom="0cm" fo:text-indent="0cm" style:auto-text-indent="false" fo:keep-with-next="always"/>
      <style:text-properties fo:font-size="18pt" fo:language="uk" fo:country="UA" fo:font-weight="bold" style:font-size-asian="18pt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="100%" fo:margin-left="0.635cm" fo:margin-right="0cm" fo:margin-top="0cm" fo:margin-bottom="0cm" fo:line-height="150%" fo:text-align="center" style:justify-single-word="false" fo:text-indent="0cm" style:auto-text-indent="false" fo:keep-with-next="always"/>
      <style:text-properties style:font-name="Arial" fo:language="uk" fo:country="UA" fo:font-weight="bold" style:font-weight-asian="bold" style:font-name-complex="Arial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line-height="150%" fo:text-align="center" style:justify-single-word="false" fo:keep-with-next="always"/>
      <style:text-properties style:font-name="Arial" fo:font-size="18pt" fo:font-weight="bold" style:font-size-asian="18pt" style:font-weight-asian="bold" style:font-name-complex="Arial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="100%" fo:margin-left="0cm" fo:margin-right="0cm" fo:margin-top="0cm" fo:margin-bottom="0cm" fo:text-indent="0.501cm" style:auto-text-indent="false" fo:keep-with-next="always"/>
      <style:text-properties style:font-name="Arial" fo:font-size="10pt" fo:language="uk" fo:country="UA" fo:font-weight="bold" style:font-size-asian="10pt" style:font-weight-asian="bold" style:font-name-complex="Arial" style:font-size-complex="10pt" style:font-weight-complex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="100%" fo:margin-left="0cm" fo:margin-right="0.06cm" fo:margin-top="0cm" fo:margin-bottom="0cm" fo:line-height="150%" fo:text-indent="0.049cm" style:auto-text-indent="false" fo:keep-with-next="always"/>
      <style:text-properties style:font-name="Arial" fo:language="en" fo:country="US" fo:font-weight="bold" style:font-weight-asian="bold" style:font-name-complex="Arial" style:font-weight-complex="bold"/>
    </style:style>
    <style:style style:name="Text_20_body_20_indent" style:display-name="Text body indent" style:family="paragraph" style:parent-style-name="Standard" style:class="text">
      <style:paragraph-properties fo:margin="100%" fo:margin-left="0cm" fo:margin-right="0cm" fo:margin-top="0cm" fo:margin-bottom="0cm" fo:orphans="0" fo:widows="0" fo:text-indent="0.893cm" style:auto-text-indent="false">
        <style:tab-stops>
          <style:tab-stop style:position="3.81cm"/>
        </style:tab-stops>
      </style:paragraph-properties>
      <style:text-properties style:font-name="Georgia" fo:font-size="18pt" fo:language="uk" fo:country="UA" style:font-size-asian="18pt" style:font-name-complex="Arial"/>
    </style:style>
    <style:style style:name="заголовок_20_2" style:display-name="заголовок 2" style:family="paragraph" style:parent-style-name="Standard" style:next-style-name="Standard">
      <style:paragraph-properties fo:margin="100%" fo:margin-left="1.397cm" fo:margin-right="0cm" fo:margin-top="0.423cm" fo:margin-bottom="0.106cm" fo:text-align="justify" style:justify-single-word="false" fo:text-indent="-0.762cm" style:auto-text-indent="false" fo:keep-with-next="always">
        <style:tab-stops>
          <style:tab-stop style:position="1.397cm"/>
        </style:tab-stops>
      </style:paragraph-properties>
      <style:text-properties style:font-name="Arial" fo:language="uk" fo:country="UA" fo:font-weight="bold" style:font-weight-asian="bold" style:font-name-complex="Arial" style:font-size-complex="10pt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="100%" fo:margin-left="0cm" fo:margin-right="0cm" fo:margin-top="0cm" fo:margin-bottom="0cm" fo:line-height="140%" fo:text-align="justify" style:justify-single-word="false" fo:text-indent="1.27cm" style:auto-text-indent="false">
        <style:tab-stops>
          <style:tab-stop style:position="1.905cm"/>
        </style:tab-stops>
      </style:paragraph-properties>
    </style:style>
    <style:style style:name="Text" style:family="paragraph" style:parent-style-name="Standard" style:class="extra">
      <style:text-properties style:font-name="Courier New" fo:font-size="10pt" fo:language="uk" fo:country="UA" style:font-size-asian="10pt" style:font-name-complex="Courier New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fo:language="uk" fo:country="UA" style:font-size-asian="10pt" style:font-size-complex="10pt"/>
    </style:style>
    <style:style style:name="Название_20_объекта" style:display-name="Название объекта" style:family="paragraph" style:parent-style-name="Standard" style:next-style-name="Standard">
      <style:paragraph-properties fo:margin="100%" fo:margin-left="0cm" fo:margin-right="0cm" fo:margin-top="0cm" fo:margin-bottom="0cm" fo:line-height="140%" fo:text-align="center" style:justify-single-word="false" fo:text-indent="1.27cm" style:auto-text-indent="false"/>
      <style:text-properties style:font-name="Arial" fo:font-style="italic" style:font-style-asian="italic" style:font-name-complex="Arial" style:font-style-complex="italic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="100%" fo:margin-left="0cm" fo:margin-right="0cm" fo:margin-top="0cm" fo:margin-bottom="0cm" fo:text-indent="0.501cm" style:auto-text-indent="false"/>
      <style:text-properties style:font-name="Arial" fo:font-size="10pt" fo:language="uk" fo:country="UA" style:font-size-asian="10pt" style:font-name-complex="Arial" style:font-size-complex="10pt"/>
    </style:style>
    <style:style style:name="ProgramListing" style:family="paragraph" style:parent-style-name="Standard">
      <style:paragraph-properties fo:margin="100%" fo:margin-left="1cm" fo:margin-right="1cm" fo:margin-top="0cm" fo:margin-bottom="0cm" fo:line-height="150%" fo:text-align="justify" style:justify-single-word="false" fo:text-indent="0cm" style:auto-text-indent="false"/>
      <style:text-properties style:text-position="50% 100%" fo:language="uk" fo:country="UA" style:font-size-complex="10pt"/>
    </style:style>
    <style:style style:name="Основной_20_текст_20_3" style:display-name="Основной текст 3" style:family="paragraph" style:parent-style-name="Standard">
      <style:paragraph-properties fo:text-align="center" style:justify-single-word="false"/>
      <style:text-properties style:font-name="Journal" style:font-name-complex="Journal" style:font-size-complex="10pt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style:font-name="Journal" fo:font-size="10pt" style:font-size-asian="10pt" style:font-name-complex="Journal" style:font-size-complex="10pt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rmal" style:family="paragraph">
      <style:paragraph-properties fo:margin="100%" fo:margin-left="0cm" fo:margin-right="0cm" fo:margin-top="0cm" fo:margin-bottom="0cm" fo:text-align="justify" style:justify-single-word="false" fo:orphans="2" fo:widows="2" fo:text-indent="0.6cm" style:auto-text-indent="false"/>
      <style:text-properties style:use-window-font-color="true" style:font-name="Times New Roman" fo:font-size="12pt" fo:language="uk" fo:country="UA" style:font-name-asian="Times New Roman" style:font-size-asian="12pt" style:font-name-complex="Times New Roman" style:font-size-complex="10pt" style:language-complex="ar" style:country-complex="SA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size="16pt" style:font-size-asian="16pt" style:font-size-complex="10pt"/>
    </style:style>
    <style:style style:name="Маркированный_20_список" style:display-name="Маркированный список" style:family="paragraph" style:parent-style-name="Standard">
      <style:paragraph-properties fo:line-height="150%"/>
      <style:text-properties fo:font-size="14pt" style:font-size-asian="14pt" style:font-size-complex="10pt"/>
    </style:style>
    <style:style style:name="Обычный_20__28_Web_29_" style:display-name="Обычный (Web)" style:family="paragraph" style:parent-style-name="Standard">
      <style:paragraph-properties fo:margin-top="0.176cm" fo:margin-bottom="0.176cm"/>
    </style:style>
    <style:style style:name="Резюме" style:family="paragraph" style:parent-style-name="Standard" style:list-style-name="WW8Num12">
      <style:paragraph-properties fo:line-height="150%" fo:text-align="justify" style:justify-single-word="false"/>
      <style:text-properties style:font-size-complex="10pt"/>
    </style:style>
    <style:style style:name="Маркированный_20_список_20_2" style:display-name="Маркированный список 2" style:family="paragraph" style:parent-style-name="Standard" style:list-style-name="WW8Num8">
      <style:paragraph-properties fo:line-height="150%" fo:text-align="justify" style:justify-single-word="false"/>
      <style:text-properties style:font-size-complex="10pt"/>
    </style:style>
    <style:style style:name="FR4" style:family="paragraph">
      <style:paragraph-properties fo:line-height="200%" fo:text-align="justify" style:justify-single-word="false" fo:orphans="0" fo:widows="0" style:text-autospace="none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0pt" style:language-complex="ar" style:country-complex="SA"/>
    </style:style>
    <style:style style:name="Готовый" style:family="paragraph" style:parent-style-name="Standard">
      <style:paragraph-properties fo:margin="100%" fo:margin-left="0cm" fo:margin-right="0cm" fo:margin-top="0cm" fo:margin-bottom="0cm" fo:text-align="justify" style:justify-single-word="false" fo:text-indent="1.27cm" style:auto-text-indent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size="10pt" style:font-size-asian="10pt" style:font-name-complex="Courier New" style:font-size-complex="10pt"/>
    </style:style>
    <style:style style:name="Normal_20__28_Web_29_" style:display-name="Normal (Web)" style:family="paragraph" style:parent-style-name="Standard">
      <style:paragraph-properties fo:margin-top="0.176cm" fo:margin-bottom="0.176cm"/>
      <style:text-properties fo:language="en" fo:country="GB" style:font-size-complex="10pt"/>
    </style:style>
    <style:style style:name="Текст_20_диплома" style:display-name="Текст диплома" style:family="paragraph" style:parent-style-name="Standard">
      <style:paragraph-properties fo:margin="100%" fo:margin-left="0cm" fo:margin-right="0cm" fo:margin-top="0cm" fo:margin-bottom="0cm" fo:line-height="150%" fo:text-align="center" style:justify-single-word="false" fo:text-indent="1.251cm" style:auto-text-indent="false"/>
      <style:text-properties style:font-name="Arial" fo:font-size="18pt" fo:font-weight="bold" style:font-size-asian="18pt" style:font-weight-asian="bold" style:font-name-complex="Arial" style:font-weight-complex="bold"/>
    </style:style>
    <style:style style:name="Термин" style:family="paragraph" style:parent-style-name="Standard" style:next-style-name="Список_20_определений">
      <style:paragraph-properties fo:margin="100%" fo:margin-left="0cm" fo:margin-right="0cm" fo:margin-top="0cm" fo:margin-bottom="0cm" fo:text-align="justify" style:justify-single-word="false" fo:text-indent="1.27cm" style:auto-text-indent="false"/>
      <style:text-properties style:font-size-complex="10pt"/>
    </style:style>
    <style:style style:name="Список_20_определений" style:display-name="Список определений" style:family="paragraph" style:parent-style-name="Standard" style:next-style-name="Термин">
      <style:paragraph-properties fo:margin="100%" fo:margin-left="0.635cm" fo:margin-right="0cm" fo:margin-top="0cm" fo:margin-bottom="0cm" fo:text-align="justify" style:justify-single-word="false" fo:text-indent="1.27cm" style:auto-text-indent="false"/>
      <style:text-properties style:font-size-complex="10pt"/>
    </style:style>
    <style:style style:name="FR3" style:family="paragraph">
      <style:paragraph-properties fo:margin-top="0.388cm" fo:margin-bottom="0cm" fo:orphans="0" fo:widows="0" style:text-autospace="none"/>
      <style:text-properties style:use-window-font-color="true" style:font-name="Arial" fo:font-size="14pt" fo:language="ru" fo:country="RU" fo:font-weight="bold" style:font-name-asian="Times New Roman" style:font-size-asian="14pt" style:font-weight-asian="bold" style:font-name-complex="Arial" style:font-size-complex="10pt" style:language-complex="ar" style:country-complex="SA"/>
    </style:style>
    <style:style style:name="Рамка1" style:family="paragraph">
      <style:paragraph-properties fo:orphans="2" fo:widows="2" style:text-autospace="none"/>
      <style:text-properties style:use-window-font-color="true" style:font-name="Arial" fo:font-size="9pt" fo:language="ru" fo:country="RU" style:font-name-asian="Times New Roman" style:font-size-asian="9pt" style:font-name-complex="Arial" style:font-size-complex="9pt" style:language-complex="ar" style:country-complex="SA"/>
    </style:style>
    <style:style style:name="Обычный1" style:family="paragraph">
      <style:paragraph-properties fo:margin="100%" fo:margin-left="0cm" fo:margin-right="0cm" fo:margin-top="0cm" fo:margin-bottom="0cm" fo:line-height="150%" fo:text-align="justify" style:justify-single-word="false" fo:orphans="2" fo:widows="2" fo:text-indent="1cm" style:auto-text-indent="false" style:text-autospace="none"/>
      <style:text-properties style:use-window-font-color="true" style:font-name="Arial" fo:font-size="12pt" fo:language="ru" fo:country="RU" style:font-name-asian="Times New Roman" style:font-size-asian="12pt" style:font-name-complex="Arial" style:font-size-complex="12pt" style:language-complex="ar" style:country-complex="SA"/>
    </style:style>
    <style:style style:name="Надпись_20_на_20_рисунке_20_1" style:display-name="Надпись на рисунке 1" style:family="paragraph" style:parent-style-name="Standard">
      <style:paragraph-properties style:text-autospace="none"/>
      <style:text-properties style:font-name="Arial" fo:font-size="9pt" fo:language="uk" fo:country="UA" fo:font-style="italic" style:font-size-asian="9pt" style:font-style-asian="italic" style:font-name-complex="Arial" style:font-size-complex="9pt" style:font-style-complex="italic"/>
    </style:style>
    <style:style style:name="Надпись_20_на_20_рисунке_20_2" style:display-name="Надпись на рисунке 2" style:family="paragraph" style:parent-style-name="Надпись_20_на_20_рисунке_20_1">
      <style:text-properties fo:font-size="8pt" style:font-size-asian="8pt" style:font-size-complex="8pt"/>
    </style:style>
    <style:style style:name="Список1" style:family="paragraph" style:parent-style-name="Standard">
      <style:paragraph-properties fo:line-height="150%" fo:text-align="justify" style:justify-single-word="false" style:text-autospace="none"/>
      <style:text-properties style:font-name="Arial" style:letter-kerning="true" style:font-name-complex="Arial"/>
    </style:style>
    <style:style style:name="Program1" style:family="paragraph">
      <style:paragraph-properties fo:line-height="150%" fo:orphans="2" fo:widows="2" style:text-autospace="none"/>
      <style:text-properties style:use-window-font-color="true" style:font-name="Courier New" fo:font-size="10pt" fo:language="en" fo:country="US" style:font-name-asian="Times New Roman" style:font-size-asian="10pt" style:language-asian="zxx" style:country-asian="none" style:font-name-complex="Courier New" style:font-size-complex="10pt" style:language-complex="ar" style:country-complex="SA"/>
    </style:style>
    <style:style style:name="Кадр1" style:family="paragraph">
      <style:paragraph-properties fo:orphans="2" fo:widows="2" style:text-autospace="none"/>
      <style:text-properties style:use-window-font-color="true" style:font-name="Courier New" fo:font-size="9pt" fo:language="en" fo:country="US" style:font-name-asian="Times New Roman" style:font-size-asian="9pt" style:language-asian="zxx" style:country-asian="none" style:font-name-complex="Courier New" style:font-size-complex="9pt" style:language-complex="ar" style:country-complex="SA"/>
    </style:style>
    <style:style style:name="КадрРис1" style:family="paragraph" style:parent-style-name="Кадр1">
      <style:paragraph-properties fo:text-align="center" style:justify-single-word="false"/>
      <style:text-properties style:font-name="Arial" fo:font-size="12pt" style:font-size-asian="12pt" style:font-name-complex="Times New Roman" style:font-size-complex="12pt"/>
    </style:style>
    <style:style style:name="Схема1" style:family="paragraph">
      <style:paragraph-properties fo:orphans="2" fo:widows="2" style:text-autospace="none"/>
      <style:text-properties style:use-window-font-color="true" style:font-name="Arial" fo:font-size="10pt" fo:language="en" fo:country="US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Загол1" style:family="paragraph" style:parent-style-name="Standard" style:next-style-name="Обычный1">
      <style:paragraph-properties fo:margin-top="1.693cm" fo:margin-bottom="0.106cm" fo:line-height="150%" fo:text-align="center" style:justify-single-word="false" fo:keep-together="always" fo:break-before="page" fo:keep-with-next="always" style:text-autospace="none"/>
      <style:text-properties style:font-name="Arial" fo:font-size="18pt" fo:font-weight="bold" style:font-size-asian="18pt" style:font-weight-asian="bold" style:font-name-complex="Arial" style:font-size-complex="18pt" style:font-weight-complex="bold"/>
    </style:style>
    <style:style style:name="Heading_20_3_20__28_user_29_" style:display-name="Heading 3 (user)" style:family="paragraph" style:parent-style-name="Standard" style:next-style-name="Standard">
      <style:paragraph-properties fo:margin="100%" fo:margin-left="2.812cm" fo:margin-right="0cm" fo:margin-top="0cm" fo:margin-bottom="0cm" fo:line-height="150%" fo:text-align="justify" style:justify-single-word="false" fo:orphans="0" fo:widows="0" fo:text-indent="-2.812cm" style:auto-text-indent="false" fo:keep-with-next="always" style:text-autospace="none"/>
      <style:text-properties style:font-name="UkrainianTextBook" fo:language="en" fo:country="US" fo:font-weight="bold" style:letter-kerning="true" style:font-weight-asian="bold" style:font-name-complex="UkrainianTextBook" style:font-weight-complex="bold"/>
    </style:style>
    <style:style style:name="Название_20_Рисунка" style:display-name="Название Рисунка" style:family="paragraph" style:parent-style-name="Standard" style:next-style-name="Обычный1">
      <style:paragraph-properties fo:margin-top="0.212cm" fo:margin-bottom="0.423cm" style:text-autospace="none"/>
      <style:text-properties style:font-name="Arial" fo:font-size="11pt" style:font-size-asian="11pt" style:font-name-complex="Arial" style:font-size-complex="11pt"/>
    </style:style>
    <style:style style:name="ОбъектНазвание" style:family="paragraph" style:parent-style-name="Standard" style:next-style-name="Standard">
      <style:paragraph-properties style:text-autospace="none"/>
      <style:text-properties style:font-name="Arial" fo:font-weight="bold" style:font-weight-asian="bold" style:font-name-complex="Arial" style:font-weight-complex="bold"/>
    </style:style>
    <style:style style:name="ОбъектСвойства" style:family="paragraph" style:parent-style-name="Standard" style:list-style-name="WW8StyleNum">
      <style:paragraph-properties fo:margin="100%" fo:margin-left="0.4cm" fo:margin-right="0cm" fo:margin-top="0cm" fo:margin-bottom="0cm" fo:text-indent="-0.4cm" style:auto-text-indent="false" style:text-autospace="none"/>
      <style:text-properties style:font-name="Arial" style:font-name-complex="Arial"/>
    </style:style>
    <style:style style:name="СписокНум1" style:family="paragraph" style:parent-style-name="Обычный1" style:list-style-name="WW8Num14"/>
    <style:style style:name="Номер_20_Таблицы" style:display-name="Номер Таблицы" style:family="paragraph" style:parent-style-name="Обычный1">
      <style:paragraph-properties fo:margin="100%" fo:margin-left="0cm" fo:margin-right="0cm" fo:margin-top="0.212cm" fo:margin-bottom="0cm" fo:text-indent="0cm" style:auto-text-indent="false"/>
    </style:style>
    <style:style style:name="СписокНум2" style:family="paragraph" style:parent-style-name="Обычный1"/>
    <style:style style:name="Список1_5f_1" style:display-name="Список1_1" style:family="paragraph" style:parent-style-name="Список1">
      <style:paragraph-properties fo:margin="100%" fo:margin-left="2.251cm" fo:margin-right="0cm" fo:margin-top="0cm" fo:margin-bottom="0cm" fo:text-indent="0cm" style:auto-text-indent="false"/>
    </style:style>
    <style:style style:name="СписокНум2_5f_0" style:display-name="СписокНум2_0" style:family="paragraph" style:parent-style-name="СписокНум2" style:list-style-name="WW8Num7">
      <style:paragraph-properties fo:margin="100%" fo:margin-left="0.63cm" fo:margin-right="0cm" fo:margin-top="0cm" fo:margin-bottom="0cm" fo:text-indent="-0.63cm" style:auto-text-indent="false"/>
    </style:style>
    <style:style style:name="Обычный2" style:family="paragraph" style:parent-style-name="Обычный1" style:next-style-name="Обычный1">
      <style:paragraph-properties fo:keep-with-next="always"/>
    </style:style>
    <style:style style:name="Drawing" style:family="paragraph" style:parent-style-name="Standard" style:next-style-name="Название_20_Рисунка" style:class="extra">
      <style:paragraph-properties fo:margin-top="0.212cm" fo:margin-bottom="0cm" fo:text-align="center" style:justify-single-word="false" fo:keep-together="always" fo:keep-with-next="always" style:text-autospace="none"/>
      <style:text-properties style:font-name="Arial" fo:font-size="11pt" fo:language="en" fo:country="US" style:font-size-asian="11pt" style:language-asian="zxx" style:country-asian="none" style:font-name-complex="Arial" style:font-size-complex="11pt"/>
    </style:style>
    <style:style style:name="Формула" style:family="paragraph" style:parent-style-name="Обычный1" style:next-style-name="Обычный1">
      <style:paragraph-properties fo:margin="100%" fo:margin-left="0cm" fo:margin-right="0cm" fo:margin-top="0cm" fo:margin-bottom="0cm" fo:text-align="center" style:justify-single-word="false" fo:text-indent="0cm" style:auto-text-indent="false"/>
      <style:text-properties fo:language="en" fo:country="US"/>
    </style:style>
    <style:style style:name="Обычный1_5f_англ" style:display-name="Обычный1_англ" style:family="paragraph" style:parent-style-name="Обычный1">
      <style:text-properties fo:language="en" fo:country="US"/>
    </style:style>
    <style:style style:name="ТитулПриложения1" style:family="paragraph" style:parent-style-name="Обычный1">
      <style:paragraph-properties fo:margin="100%" fo:margin-left="0cm" fo:margin-right="0cm" fo:margin-top="0cm" fo:margin-bottom="0cm" fo:text-align="center" style:justify-single-word="false" fo:text-indent="0cm" style:auto-text-indent="false"/>
      <style:text-properties fo:font-size="14pt" style:font-size-asian="14pt" style:font-size-complex="14pt"/>
    </style:style>
    <style:style style:name="СпецифТаб1" style:family="paragraph" style:parent-style-name="Standard">
      <style:paragraph-properties style:text-autospace="none"/>
      <style:text-properties style:font-name="Arial" fo:font-size="11pt" style:font-size-asian="11pt" style:font-name-complex="Arial" style:font-size-complex="11pt"/>
    </style:style>
    <style:style style:name="Формула1" style:family="paragraph" style:parent-style-name="Обычный1">
      <style:paragraph-properties fo:margin-top="0.212cm" fo:margin-bottom="0.212cm" fo:text-align="center" style:justify-single-word="false"/>
      <style:text-properties style:letter-kerning="true"/>
    </style:style>
    <style:style style:name="ЗаголПрил1" style:family="paragraph" style:parent-style-name="Standard" style:next-style-name="Обычный1" style:list-style-name="WW8Num9">
      <style:paragraph-properties fo:margin-top="1.693cm" fo:margin-bottom="0.106cm" fo:line-height="150%" fo:keep-with-next="always" style:text-autospace="none"/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ОбьектФ" style:family="paragraph" style:parent-style-name="Формула">
      <style:paragraph-properties fo:margin-top="0cm" fo:margin-bottom="0.212cm"/>
    </style:style>
    <style:style style:name="FR1" style:family="paragraph">
      <style:paragraph-properties fo:line-height="125%" fo:orphans="0" fo:widows="0" style:text-autospace="none"/>
      <style:text-properties style:use-window-font-color="true" style:font-name="Arial" fo:font-size="8pt" fo:language="ru" fo:country="RU" fo:font-weight="bold" style:font-name-asian="Times New Roman" style:font-size-asian="8pt" style:font-weight-asian="bold" style:font-name-complex="Arial" style:font-size-complex="8pt" style:language-complex="ar" style:country-complex="SA" style:font-weight-complex="bold"/>
    </style:style>
    <style:style style:name="FR2" style:family="paragraph">
      <style:paragraph-properties fo:margin-top="0.247cm" fo:margin-bottom="0cm" fo:orphans="0" fo:widows="0" style:text-autospace="none"/>
      <style:text-properties style:use-window-font-color="true" style:font-name="Arial" fo:font-size="18pt" fo:language="ru" fo:country="RU" style:font-name-asian="Times New Roman" style:font-size-asian="18pt" style:font-name-complex="Arial" style:font-size-complex="18pt" style:language-complex="ar" style:country-complex="SA"/>
    </style:style>
    <style:style style:name="FR5" style:family="paragraph">
      <style:paragraph-properties fo:margin-top="0.212cm" fo:margin-bottom="0cm" fo:orphans="0" fo:widows="0" style:text-autospace="none"/>
      <style:text-properties style:use-window-font-color="true" style:font-name="Arial" fo:font-size="6pt" fo:language="en" fo:country="US" style:font-name-asian="Times New Roman" style:font-size-asian="6pt" style:font-name-complex="Arial" style:font-size-complex="6pt" style:language-complex="ar" style:country-complex="SA"/>
    </style:style>
    <style:style style:name="Схема_20_документа" style:display-name="Схема документа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Frame_20_contents" style:display-name="Frame contents" style:family="paragraph" style:parent-style-name="Text_20_body" style:class="extra"/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St1z0" style:family="text">
      <style:text-properties style:font-name="Wingdings" style:font-name-complex="Wingdings"/>
    </style:style>
    <style:style style:name="WW8NumSt4z0" style:family="text">
      <style:text-properties style:font-name="Symbol" style:font-name-complex="Symbol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 style:parent-style-name="Основной_20_шрифт_20_абзаца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Печатная_20_машинка" style:display-name="Печатная машинка" style:family="text">
      <style:text-properties style:font-name="Courier New" fo:font-size="10pt" style:font-size-asian="10pt" style:font-name-complex="Courier New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Нижний_20_колонтитул_20_Знак" style:display-name="Нижний колонтитул Знак" style:family="text">
      <style:text-properties fo:font-size="12pt" style:font-size-asian="12pt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311cm" fo:text-indent="-0.318cm" fo:margin-left="6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121cm" fo:text-indent="-0.318cm" fo:margin-left="10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391cm" fo:text-indent="-0.635cm" fo:margin-left="11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61cm" fo:text-indent="-0.635cm" fo:margin-left="12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931cm" fo:text-indent="-0.318cm" fo:margin-left="13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311cm" fo:text-indent="-0.318cm" fo:margin-left="6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121cm" fo:text-indent="-0.318cm" fo:margin-left="10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391cm" fo:text-indent="-0.635cm" fo:margin-left="11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61cm" fo:text-indent="-0.635cm" fo:margin-left="12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931cm" fo:text-indent="-0.318cm" fo:margin-left="13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311cm" fo:text-indent="-0.318cm" fo:margin-left="6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121cm" fo:text-indent="-0.318cm" fo:margin-left="10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391cm" fo:text-indent="-0.635cm" fo:margin-left="11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61cm" fo:text-indent="-0.635cm" fo:margin-left="12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931cm" fo:text-indent="-0.318cm" fo:margin-left="13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311cm" fo:text-indent="-0.318cm" fo:margin-left="6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121cm" fo:text-indent="-0.318cm" fo:margin-left="10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391cm" fo:text-indent="-0.635cm" fo:margin-left="11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61cm" fo:text-indent="-0.635cm" fo:margin-left="12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931cm" fo:text-indent="-0.318cm" fo:margin-left="13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311cm" fo:text-indent="-0.318cm" fo:margin-left="6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121cm" fo:text-indent="-0.318cm" fo:margin-left="10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391cm" fo:text-indent="-0.635cm" fo:margin-left="11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61cm" fo:text-indent="-0.635cm" fo:margin-left="12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931cm" fo:text-indent="-0.318cm" fo:margin-left="13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5.027cm" fo:text-indent="-0.635cm" fo:margin-left="5.0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6.297cm" fo:text-indent="-0.635cm" fo:margin-left="6.29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7.567cm" fo:text-indent="-0.318cm" fo:margin-left="7.56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8.837cm" fo:text-indent="-0.635cm" fo:margin-left="8.83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07cm" fo:text-indent="-0.635cm" fo:margin-left="10.10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1.377cm" fo:text-indent="-0.318cm" fo:margin-left="11.37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2.647cm" fo:text-indent="-0.635cm" fo:margin-left="12.64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3.917cm" fo:text-indent="-0.635cm" fo:margin-left="13.91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5.187cm" fo:text-indent="-0.318cm" fo:margin-left="15.18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81cm" fo:text-indent="-0.318cm" fo:margin-left="4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62cm" fo:text-indent="-0.318cm" fo:margin-left="8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43cm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688cm" fo:text-indent="-0.688cm" fo:margin-left="1.68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5.017cm" fo:text-indent="-0.635cm" fo:margin-left="5.01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6.287cm" fo:text-indent="-0.635cm" fo:margin-left="6.28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7.557cm" fo:text-indent="-0.318cm" fo:margin-left="7.55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8.827cm" fo:text-indent="-0.635cm" fo:margin-left="8.82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97cm" fo:text-indent="-0.635cm" fo:margin-left="10.09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1.367cm" fo:text-indent="-0.318cm" fo:margin-left="11.36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2.637cm" fo:text-indent="-0.635cm" fo:margin-left="12.63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3.907cm" fo:text-indent="-0.635cm" fo:margin-left="13.90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5.177cm" fo:text-indent="-0.318cm" fo:margin-left="15.1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3.117cm" fo:text-indent="-0.635cm" fo:margin-left="3.11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57cm" fo:text-indent="-0.318cm" fo:margin-left="5.65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67cm" fo:text-indent="-0.318cm" fo:margin-left="9.46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07cm" fo:text-indent="-0.635cm" fo:margin-left="12.00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77cm" fo:text-indent="-0.318cm" fo:margin-left="13.2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format="">
        <style:list-level-properties text:min-label-width="0.4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color="#ffffff" fo:language="zxx" fo:country="none" style:language-asian="zxx" style:country-asian="none"/>
    </style:style>
    <style:style style:name="MP2" style:family="paragraph">
      <style:paragraph-properties style:text-autospace="none"/>
    </style:style>
    <style:style style:name="MP3" style:family="paragraph">
      <style:paragraph-properties style:text-autospace="none" style:writing-mode="lr-tb"/>
    </style:style>
    <style:style style:name="MP4" style:family="paragraph">
      <style:paragraph-properties fo:text-align="center" style:text-autospace="none"/>
    </style:style>
    <style:style style:name="MP5" style:family="paragraph">
      <style:paragraph-properties fo:text-align="center" style:text-autospace="none" style:writing-mode="lr-tb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 style:parent-style-name="Standard">
      <style:paragraph-properties fo:text-align="center" style:justify-single-word="false"/>
    </style:style>
    <style:style style:name="MP9" style:family="paragraph" style:parent-style-name="Footer">
      <style:paragraph-properties fo:text-align="center" style:justify-single-word="false"/>
    </style:style>
    <style:style style:name="MP10" style:family="paragraph" style:parent-style-name="Standard">
      <style:text-properties fo:font-size="14pt" style:font-size-asian="14pt" style:font-size-complex="14pt"/>
    </style:style>
    <style:style style:name="MP11" style:family="paragraph" style:parent-style-name="Footer">
      <style:paragraph-properties fo:text-align="center" style:justify-single-word="false">
        <style:tab-stops>
          <style:tab-stop style:position="9.313cm" style:type="center"/>
          <style:tab-stop style:position="10.49cm"/>
          <style:tab-stop style:position="16.501cm" style:type="right"/>
          <style:tab-stop style:position="18.415cm" style:type="right"/>
        </style:tab-stops>
      </style:paragraph-properties>
      <style:text-properties fo:font-size="13pt" fo:language="uk" fo:country="UA" style:font-size-asian="13pt" style:font-size-complex="13pt"/>
    </style:style>
    <style:style style:name="MP12" style:family="paragraph" style:parent-style-name="Footer">
      <style:paragraph-properties fo:text-align="center" style:justify-single-word="false">
        <style:tab-stops>
          <style:tab-stop style:position="9.313cm" style:type="center"/>
          <style:tab-stop style:position="10.49cm"/>
          <style:tab-stop style:position="16.501cm" style:type="right"/>
          <style:tab-stop style:position="18.415cm" style:type="right"/>
        </style:tab-stops>
      </style:paragraph-properties>
    </style:style>
    <style:style style:name="MP13" style:family="paragraph" style:parent-style-name="Footer">
      <style:paragraph-properties fo:margin-left="0cm" fo:margin-right="-0.252cm" fo:text-align="end" style:justify-single-word="false" fo:text-indent="0cm" style:auto-text-indent="false">
        <style:tab-stops>
          <style:tab-stop style:position="9.313cm" style:type="center"/>
          <style:tab-stop style:position="10.49cm"/>
          <style:tab-stop style:position="16.722cm" style:type="right"/>
          <style:tab-stop style:position="18.002cm" style:type="right"/>
        </style:tab-stops>
      </style:paragraph-properties>
      <style:text-properties fo:language="uk" fo:country="UA"/>
    </style:style>
    <style:style style:name="MP14" style:family="paragraph" style:parent-style-name="Footer">
      <style:text-properties fo:color="#ffffff" fo:language="en" fo:country="US"/>
    </style:style>
    <style:style style:name="MT1" style:family="text">
      <style:text-properties style:use-window-font-color="true" style:font-name="Times New Roman" fo:font-size="9pt" fo:language="ru" fo:country="RU" style:font-name-asian="Times New Roman" style:font-size-asian="9pt" style:font-name-complex="Times New Roman" style:font-size-complex="9pt" style:language-complex="ar" style:country-complex="SA"/>
    </style:style>
    <style:style style:name="MT2" style:family="text">
      <style:text-properties style:use-window-font-color="true" style:font-name="Arial" fo:font-size="9pt" fo:language="ru" fo:country="RU" style:font-name-asian="Times New Roman" style:font-size-asian="9pt" style:font-name-complex="Arial" style:font-size-complex="9pt" style:language-complex="ar" style:country-complex="SA"/>
    </style:style>
    <style:style style:name="MT3" style:family="text">
      <style:text-properties style:use-window-font-color="true" style:font-name="Times New Roman" fo:font-size="8pt" fo:language="ru" fo:country="RU" style:font-name-asian="Times New Roman" style:font-size-asian="8pt" style:font-name-complex="Times New Roman" style:font-size-complex="9pt" style:language-complex="ar" style:country-complex="SA"/>
    </style:style>
    <style:style style:name="MT4" style:family="text">
      <style:text-properties fo:color="#000000" style:font-name="Arial" fo:font-size="10pt" style:font-size-asian="10pt" style:font-name-complex="Arial"/>
    </style:style>
    <style:style style:name="MT5" style:family="text">
      <style:text-properties fo:font-size="13pt" fo:language="uk" fo:country="UA" style:font-size-asian="13pt" style:font-size-complex="13pt"/>
    </style:style>
    <style:style style:name="MT6" style:family="text">
      <style:text-properties fo:font-size="12.5pt" style:font-size-asian="12.5pt" style:font-size-complex="12.5pt"/>
    </style:style>
    <style:style style:name="MT7" style:family="text">
      <style:text-properties fo:font-size="12.5pt" fo:language="uk" fo:country="UA" style:font-size-asian="12.5pt" style:font-size-complex="12.5pt"/>
    </style:style>
    <style:style style:name="Mfr1" style:family="graphic" style:parent-style-name="Frame">
      <style:graphic-properties style:wrap="dynamic" style:number-wrapped-paragraphs="1" style:vertical-pos="from-top" style:vertical-rel="paragraph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Mgr1" style:family="graphic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draw:fill="none" draw:fill-color="#ffffff" draw:textarea-horizontal-align="justify" draw:textarea-vertical-align="top" draw:auto-grow-height="false" draw:auto-grow-width="false" fo:padding-top="0.035cm" fo:padding-bottom="0.035cm" fo:padding-left="0.035cm" fo:padding-right="0.035cm" fo:wrap-option="wrap" style:run-through="background"/>
    </style:style>
    <style:style style:name="Mgr3" style:family="graphic">
      <style:graphic-properties draw:stroke="solid" svg:stroke-width="0.062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page-layout style:name="Mpm1">
      <style:page-layout-properties fo:page-width="21.001cm" fo:page-height="29.7cm" style:num-format="1" style:print-orientation="portrait" fo:margin-top="1.199cm" fo:margin-bottom="0.76cm" fo:margin-left="2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1cm" fo:margin-left="0cm" fo:margin-right="0cm" fo:margin-bottom="0.702cm" style:dynamic-spacing="true"/>
      </style:header-style>
      <style:footer-style>
        <style:header-footer-properties fo:min-height="1.24cm" fo:margin-left="0cm" fo:margin-right="0cm" fo:margin-top="1.14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g text:anchor-type="char" draw:z-index="3" draw:style-name="Mgr1"><draw:frame draw:style-name="Mgr2" draw:text-style-name="MP3" svg:width="0.632cm" svg:height="0.496cm" svg:x="0.404cm" svg:y="26.817cm"><draw:text-box><text:p text:style-name="MP2"><text:span text:style-name="MT1">Изм</text:span></text:p><text:p text:style-name="MP2"><text:span text:style-name="MT2"/></text:p></draw:text-box></draw:frame><draw:frame draw:style-name="Mgr2" draw:text-style-name="MP5" svg:width="1.063cm" svg:height="0.479cm" svg:x="1.133cm" svg:y="26.815cm"><draw:text-box><text:p text:style-name="MP4"><text:span text:style-name="MT1">Лист</text:span></text:p></draw:text-box></draw:frame><draw:frame draw:style-name="Mgr2" draw:text-style-name="MP5" svg:width="2.084cm" svg:height="0.428cm" svg:x="2.265cm" svg:y="26.817cm"><draw:text-box><text:p text:style-name="MP4"><text:span text:style-name="MT1">№ </text:span><text:span text:style-name="MT1">докум</text:span></text:p></draw:text-box></draw:frame><draw:frame draw:style-name="Mgr2" draw:text-style-name="MP5" svg:width="1.798cm" svg:height="0.461cm" svg:x="4.433cm" svg:y="26.815cm"><draw:text-box><text:p text:style-name="MP4"><text:span text:style-name="MT1">Подп</text:span></text:p></draw:text-box></draw:frame><draw:frame draw:style-name="Mgr2" draw:text-style-name="MP5" svg:width="0.966cm" svg:height="0.452cm" svg:x="6.327cm" svg:y="26.817cm"><draw:text-box><text:p text:style-name="MP4"><text:span text:style-name="MT1">Дата</text:span></text:p></draw:text-box></draw:frame><draw:frame draw:style-name="Mgr2" draw:text-style-name="MP5" svg:width="0.726cm" svg:height="0.507cm" svg:x="17.645cm" svg:y="25.804cm"><draw:text-box><text:p text:style-name="MP4"><text:span text:style-name="MT3">Лист</text:span></text:p></draw:text-box></draw:frame><draw:custom-shape draw:style-name="Mgr3" draw:text-style-name="MP6" svg:width="18.199cm" svg:height="28.091cm" svg:x="0.332cm" svg:y="-0.728cm"><text:p/><draw:enhanced-geometry svg:viewBox="0 0 21600 21600" draw:type="rectangle" draw:enhanced-path="M 0 0 L 21600 0 21600 21600 0 21600 0 0 Z N"/></draw:custom-shape><draw:line draw:style-name="Mgr3" draw:text-style-name="MP7" svg:x1="0.342cm" svg:y1="25.712cm" svg:x2="18.528cm" svg:y2="25.712cm"><text:p/></draw:line><draw:line draw:style-name="Mgr3" draw:text-style-name="MP7" svg:x1="17.547cm" svg:y1="27.356cm" svg:x2="17.547cm" svg:y2="25.712cm"><text:p/></draw:line><draw:line draw:style-name="Mgr3" draw:text-style-name="MP7" svg:x1="17.547cm" svg:y1="26.312cm" svg:x2="18.529cm" svg:y2="26.312cm"><text:p/></draw:line><draw:line draw:style-name="Mgr3" draw:text-style-name="MP7" svg:x1="0.355cm" svg:y1="26.235cm" svg:x2="7.335cm" svg:y2="26.231cm"><text:p/></draw:line><draw:line draw:style-name="Mgr3" draw:text-style-name="MP7" svg:x1="2.226cm" svg:y1="27.364cm" svg:x2="2.226cm" svg:y2="25.732cm"><text:p/></draw:line><draw:line draw:style-name="Mgr3" draw:text-style-name="MP7" svg:x1="4.396cm" svg:y1="27.356cm" svg:x2="4.396cm" svg:y2="25.714cm"><text:p/></draw:line><draw:line draw:style-name="Mgr3" draw:text-style-name="MP7" svg:x1="7.352cm" svg:y1="27.357cm" svg:x2="7.352cm" svg:y2="25.732cm"><text:p/></draw:line><draw:line draw:style-name="Mgr3" draw:text-style-name="MP7" svg:x1="6.283cm" svg:y1="27.366cm" svg:x2="6.283cm" svg:y2="25.722cm"><text:p/></draw:line><draw:line draw:style-name="Mgr3" draw:text-style-name="MP7" svg:x1="1.037cm" svg:y1="27.362cm" svg:x2="1.037cm" svg:y2="25.737cm"><text:p/></draw:line><draw:line draw:style-name="Mgr3" draw:text-style-name="MP7" svg:x1="0.355cm" svg:y1="26.774cm" svg:x2="7.315cm" svg:y2="26.774cm"><text:p/></draw:line></draw:g></text:p>
      </style:header>
      <style:footer>
        <text:p text:style-name="MP8"><draw:frame draw:style-name="Mfr1" draw:name="Кадр1" text:anchor-type="paragraph" svg:x="19.604cm" svg:y="-0.199cm" svg:width="0.81cm" draw:z-index="1"><draw:text-box fo:min-height="0.37cm"><text:p text:style-name="MP9"><text:span text:style-name="Page_20_Number"><text:span text:style-name="MT4"/></text:span></text:p></draw:text-box></draw:frame><text:tab/></text:p>
        <text:p text:style-name="MP10"/>
        <text:p text:style-name="MP11"><text:s text:c="56"/></text:p>
        <text:p text:style-name="MP12"><text:span text:style-name="MT5"><text:s text:c="61"/></text:span><text:span text:style-name="MT6">УКР.НТУУ”КПІ”_ТЕФ_АПЕПС_ТВ02</text:span><text:span text:style-name="MT7">79</text:span><text:span text:style-name="MT6">_13К <text:s/>13-1</text:span></text:p>
        <text:p text:style-name="MP13"><text:page-number text:select-page="current">36</text:page-number></text:p>
        <text:p text:style-name="MP14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1</dc:title>
    <meta:initial-creator>Jc Alex</meta:initial-creator>
    <meta:creation-date>2013-05-29T02:42:00</meta:creation-date>
    <dc:creator>Aleksey Bodnya</dc:creator>
    <dc:date>2014-04-06T19:22:37</dc:date>
    <meta:print-date>2002-06-13T22:13:00</meta:print-date>
    <meta:editing-cycles>5</meta:editing-cycles>
    <meta:editing-duration>P2171DT9H31M44S</meta:editing-duration>
    <meta:generator>LibreOffice/3.5$Linux_x86 LibreOffice_project/350m1$Build-2</meta:generator>
    <meta:document-statistic meta:table-count="0" meta:image-count="0" meta:object-count="0" meta:page-count="2" meta:paragraph-count="41" meta:word-count="320" meta:character-count="2651" meta:non-whitespace-character-count="2217"/>
    <meta:user-defined meta:name="Поле 1"/>
    <meta:user-defined meta:name="Поле 2"/>
    <meta:user-defined meta:name="Поле 3"/>
    <meta:user-defined meta:name="Поле 4"/>
  </office:meta>
</office:document-meta>
</file>